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0800000CAE3C9BFEC7E32CBB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7.769cm" draw:z-index="0"><draw:image xlink:href="Pictures/100000010000080800000CAE3C9BFEC7E32CBB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6:05:07.779299701</meta:creation-date>
    <dc:date>2023-06-04T16:07:04.306114241</dc:date>
    <meta:editing-duration>PT1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